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404cm" fo:min-width="2.357cm"/>
      <style:paragraph-properties style:writing-mode="lr-tb"/>
    </style:style>
    <style:style style:name="gr5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404cm" fo:min-width="2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146cm" svg:height="2cm" svg:x="10.5cm" svg:y="3.8cm">
          <text:p text:style-name="P1"><text:span text:style-name="T1">earth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1cm" svg:y1="7.2cm" svg:x2="18.6cm" svg:y2="7.2cm">
          <text:p/>
        </draw:line>
        <draw:line draw:style-name="gr3" draw:text-style-name="P4" draw:layer="layout" svg:x1="5.5cm" svg:y1="7.2cm" svg:x2="5.5cm" svg:y2="5.774cm">
          <text:p/>
        </draw:line>
        <draw:frame draw:style-name="gr4" draw:text-style-name="P5" draw:layer="layout" svg:width="2.857cm" svg:height="0.654cm" svg:x="5.535cm" svg:y="5.724cm">
          <draw:text-box>
            <text:p><text:span text:style-name="T3">10.1.1.100</text:span></text:p>
          </draw:text-box>
        </draw:frame>
        <draw:custom-shape draw:style-name="gr1" draw:text-style-name="P3" draw:layer="layout" svg:width="4cm" svg:height="2cm" svg:x="5.1cm" svg:y="3.762cm">
          <text:p text:style-name="P1"><text:span text:style-name="T1">yod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759cm" svg:y1="7.2cm" svg:x2="10.759cm" svg:y2="5.774cm">
          <text:p/>
        </draw:line>
        <draw:frame draw:style-name="gr4" draw:text-style-name="P5" draw:layer="layout" svg:width="2.857cm" svg:height="0.654cm" svg:x="10.794cm" svg:y="5.724cm">
          <draw:text-box>
            <text:p><text:span text:style-name="T3">10.1.1.210</text:span></text:p>
          </draw:text-box>
        </draw:frame>
        <draw:custom-shape draw:style-name="gr1" draw:text-style-name="P3" draw:layer="layout" svg:width="3.146cm" svg:height="2cm" svg:x="14.927cm" svg:y="3.783cm">
          <text:p text:style-name="P1"><text:span text:style-name="T1">wind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186cm" svg:y1="7.183cm" svg:x2="15.186cm" svg:y2="5.757cm">
          <text:p/>
        </draw:line>
        <draw:frame draw:style-name="gr5" draw:text-style-name="P5" draw:layer="layout" svg:width="2.831cm" svg:height="0.654cm" svg:x="15.221cm" svg:y="5.707cm">
          <draw:text-box>
            <text:p><text:span text:style-name="T3">10.1.1.211</text:span></text:p>
          </draw:text-box>
        </draw:frame>
        <draw:custom-shape draw:style-name="gr1" draw:text-style-name="P3" draw:layer="layout" svg:width="3.146cm" svg:height="2cm" svg:x="13.363cm" svg:y="8.11cm">
          <text:p text:style-name="P1"><text:span text:style-name="T1">fire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929cm" svg:y1="7.222cm" svg:x2="13.912cm" svg:y2="8.104cm">
          <text:p/>
        </draw:line>
        <draw:frame draw:style-name="gr4" draw:text-style-name="P5" draw:layer="layout" svg:width="2.857cm" svg:height="0.654cm" svg:x="13.724cm" svg:y="7.571cm">
          <draw:text-box>
            <text:p><text:span text:style-name="T3">10.1.1.212</text:span></text:p>
          </draw:text-box>
        </draw:frame>
        <draw:frame draw:style-name="gr6" draw:text-style-name="P6" draw:layer="layout" svg:width="2.835cm" svg:height="0.725cm" svg:x="5.715cm" svg:y="4.557cm">
          <draw:text-box>
            <text:p><text:span text:style-name="T4">-build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7-25T09:53:31.584240057</dc:date>
    <meta:editing-duration>PT1H6M30S</meta:editing-duration>
    <meta:editing-cycles>13</meta:editing-cycles>
    <meta:generator>LibreOffice/6.4.7.2$Linux_X86_64 LibreOffice_project/40$Build-2</meta:generator>
    <meta:document-statistic meta:object-count="14"/>
  </office:meta>
</office:document-meta>
</file>